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4.08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7.786cm"/>
    </style:style>
    <style:style style:name="pr8" style:family="presentation" style:parent-style-name="Default-outline1" style:list-style-name="L4">
      <style:graphic-properties fo:min-height="13.609cm"/>
    </style:style>
    <style:style style:name="pr9" style:family="presentation" style:parent-style-name="Default-outline1">
      <style:graphic-properties fo:min-height="10.326cm"/>
    </style:style>
    <style:style style:name="pr10" style:family="presentation" style:parent-style-name="Default-outline1">
      <style:graphic-properties fo:min-height="9.05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373cm" svg:y="2.137cm" presentation:class="title" presentation:user-transformed="true">
          <draw:text-box>
            <text:p>Finding Normal Associations Among Twitter Hashtags</text:p>
          </draw:text-box>
        </draw:frame>
        <draw:frame presentation:style-name="pr2" draw:layer="layout" svg:width="25.199cm" svg:height="4.084cm" svg:x="1.471cm" svg:y="14.966cm" presentation:class="subtitle" presentation:user-transformed="true">
          <draw:text-box>
            <text:p>Nick Handelm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ject Resources</text:p>
          </draw:text-box>
        </draw:frame>
        <draw:frame presentation:style-name="pr5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.sql file provided by Satya</text:span></text:p>
                <text:list>
                  <text:list-item>
                    <text:p><text:span text:style-name="T1">Contains 6 tables of information gathered from Twitter</text:span></text:p>
                  </text:list-item>
                  <text:list-item>
                    <text:p><text:span text:style-name="T1">The tables are: tweets, users, hashtags, tweets_users, tweets_hashtags, hashtags_users</text:span></text:p>
                  </text:list-item>
                  <text:list-item>
                    <text:p><text:span text:style-name="T1">I used 2 tables: hashtags and tweet_hashtags</text:span></text:p>
                  </text:list-item>
                </text:list>
              </text:list-item>
              <text:list-item>
                <text:p><text:span text:style-name="T1">WAMP Server 2 – database application</text:span></text:p>
                <text:list>
                  <text:list-item>
                    <text:p><text:span text:style-name="T1">I have worked with this application 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roject Definitions</text:p>
          </draw:text-box>
        </draw:frame>
        <draw:frame presentation:style-name="pr7" draw:layer="layout" svg:width="25.199cm" svg:height="7.786cm" svg:x="1.471cm" svg:y="5.715cm" presentation:class="outline" presentation:user-transformed="true">
          <draw:text-box>
            <text:list text:style-name="L2">
              <text:list-item>
                <text:p>Entity – consists of a description, a unique integer ID, a set of similar hashtags and a set of similar hashtag IDs</text:p>
              </text:list-item>
              <text:list-item>
                <text:p>Association – entities whose member hashtags are used in the same tweet are associ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layer="layout" svg:width="25.199cm" svg:height="3.256cm" svg:x="1.471cm" svg:y="1.189cm" presentation:class="title" presentation:user-transformed="true">
          <draw:text-box>
            <text:p>Program Steps / Project Goal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<text:s/>Formation of entities</text:p>
                <text:p text:style-name="P2"/>
              </text:list-item>
              <text:list-item>
                <text:p text:style-name="P2"><text:s/>Calculation of associations among entities</text:p>
                <text:p text:style-name="P2"/>
              </text:list-item>
              <text:list-item>
                <text:p text:style-name="P2"><text:s/>Calculation of normal associ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Formation of Entities</text:p>
          </draw:text-box>
        </draw:frame>
        <draw:frame presentation:style-name="pr8" draw:layer="layout" svg:width="25.199cm" svg:height="14.371cm" svg:x="1.4cm" svg:y="4.914cm" presentation:class="outline" presentation:user-transformed="true">
          <draw:text-box>
            <text:list text:style-name="L4">
              <text:list-item>
                <text:p><text:s/>Determine if hashtag belongs to an entity</text:p>
                <text:list>
                  <text:list-item>
                    <text:p><text:s/>Add the hashtag's ID to that entity's hashtag ID set</text:p>
                  </text:list-item>
                </text:list>
              </text:list-item>
              <text:list-item>
                <text:p><text:s/>If hashtag does not belong to an entity</text:p>
                <text:list>
                  <text:list-item>
                    <text:p><text:s/>Calculate the Dice Coefficient (DC) between the hashtag and each entity</text:p>
                  </text:list-item>
                  <text:list-item>
                    <text:p><text:s/>The largest DC indicates the best match for the hashtag</text:p>
                  </text:list-item>
                </text:list>
              </text:list-item>
              <text:list-item>
                <text:p><text:s/>If hashtag does not acceptably match some existing entity (largest DC is too low)</text:p>
                <text:list>
                  <text:list-item>
                    <text:p><text:s/>Create new ent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ice Coefficient</text:p>
          </draw:text-box>
        </draw:frame>
        <draw:frame presentation:style-name="pr5" draw:layer="layout" svg:width="25.199cm" svg:height="14.13cm" svg:x="1.4cm" svg:y="4.914cm" presentation:class="outline" presentation:user-transformed="true">
          <draw:text-box>
            <text:list text:style-name="L2">
              <text:list-item>
                <text:p>Compares two strings by character pairs</text:p>
              </text:list-item>
              <text:list-item>
                <text:p>Create a set of character pairs for each string</text:p>
                <text:list>
                  <text:list-item>
                    <text:p>e.g. “dogs” = set of strings: “do”, “og”, “gs”</text:p>
                  </text:list-item>
                </text:list>
              </text:list-item>
              <text:list-item>
                <text:p>Compute intersection of the two sets</text:p>
              </text:list-item>
              <text:list-item>
                <text:p>Compute cardinality of the intersection(i), and the two sets (s1,s2)</text:p>
              </text:list-item>
              <text:list-item>
                <text:p>DC = (2*i)/(s1+s2)</text:p>
              </text:list-item>
              <text:list-item>
                <text:p>Other string similarity metrics include longest common substring and Levenshtein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71cm" svg:y="0.972cm" presentation:class="title" presentation:user-transformed="true">
          <draw:text-box>
            <text:p>Calculation of Associations Among Entities</text:p>
          </draw:text-box>
        </draw:frame>
        <draw:frame presentation:style-name="pr9" draw:layer="layout" svg:width="25.199cm" svg:height="10.326cm" svg:x="1.471cm" svg:y="6.184cm" presentation:class="outline" presentation:user-transformed="true">
          <draw:text-box>
            <text:list text:style-name="L2">
              <text:list-item>
                <text:p>Create 2d int array with number of rows = number of columns = number of entities</text:p>
              </text:list-item>
              <text:list-item>
                <text:p>For the tweet, create a set of entity Ids whose member hashtags are used in the tweet</text:p>
              </text:list-item>
              <text:list-item>
                <text:p>For each entity ID in the set, increment array[thisID][otherIDs] by one, where otherIDs are all other Ids in the s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lculation of Normal Assocations</text:p>
          </draw:text-box>
        </draw:frame>
        <draw:frame presentation:style-name="pr5" draw:layer="layout" svg:width="25.199cm" svg:height="13.609cm" svg:x="1.471cm" svg:y="5.441cm" presentation:class="outline" presentation:user-transformed="true">
          <draw:text-box>
            <text:list text:style-name="L2">
              <text:list-item>
                <text:p>Normal association – entities with large association values between them are normal, determined by some threshold value</text:p>
              </text:list-item>
              <text:list-item>
                <text:p>Simply check each element of the 2d int array</text:p>
              </text:list-item>
              <text:list-item>
                <text:p>If the element value is greater than (or equal to) the threshold value, the association is norm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sults</text:p>
          </draw:text-box>
        </draw:frame>
        <draw:frame presentation:style-name="pr10" draw:layer="layout" svg:width="25.199cm" svg:height="9.056cm" svg:x="1.471cm" svg:y="6.184cm" presentation:class="outline" presentation:user-transformed="true">
          <draw:text-box>
            <text:list text:style-name="L2">
              <text:list-item>
                <text:p>The results are written to two .txt files</text:p>
              </text:list-item>
              <text:list-item>
                <text:p>“Entity Results.txt” contains a listing of the entity descriptions, Ids and member hashtags</text:p>
              </text:list-item>
              <text:list-item>
                <text:p>“Association Results.txt” contains a listing of entities and their association values with other ent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71cm" svg:y="0.635cm" presentation:class="title" presentation:user-transformed="true">
          <draw:text-box>
            <text:p>Future Wor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reamlining code – helps dealing with large data sets</text:p>
              </text:list-item>
              <text:list-item>
                <text:p>Decreasing noise</text:p>
              </text:list-item>
              <text:list-item>
                <text:p>Experimenting with different combinations of string metrics</text:p>
              </text:list-item>
              <text:list-item>
                <text:p>Determining when strange associations become more prevalent – use of time when tweet was pos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11-27T14:10:07</meta:creation-date>
    <meta:editing-duration>PT01H17M18S</meta:editing-duration>
    <meta:editing-cycles>32</meta:editing-cycles>
    <dc:date>2012-11-27T16:01:00</dc:date>
    <meta:generator>OpenOffice.org/3.1$Unix OpenOffice.org_project/310m19$Build-9420</meta:generator>
    <meta:document-statistic meta:object-count="61"/>
  </office:meta>
</office:document-meta>
</file>